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SoftIrq_5f_Tasklet" style:display-name="SoftIrq_Tasklet" style:family="table">
      <style:table-properties style:width="17cm" table:align="margins"/>
    </style:style>
    <style:style style:name="SoftIrq_5f_Tasklet.A" style:display-name="SoftIrq_Tasklet.A" style:family="table-column">
      <style:table-column-properties style:column-width="8.5cm" style:rel-column-width="32767*"/>
    </style:style>
    <style:style style:name="SoftIrq_5f_Tasklet.B" style:display-name="SoftIrq_Tasklet.B" style:family="table-column">
      <style:table-column-properties style:column-width="8.5cm" style:rel-column-width="32768*"/>
    </style:style>
    <style:style style:name="SoftIrq_5f_Tasklet.A1" style:display-name="SoftIrq_Tasklet.A1" style:family="table-cell">
      <style:table-cell-properties fo:padding="0.097cm" fo:border-left="0.05pt solid #000000" fo:border-right="none" fo:border-top="0.05pt solid #000000" fo:border-bottom="0.05pt solid #000000"/>
    </style:style>
    <style:style style:name="SoftIrq_5f_Tasklet.B1" style:display-name="SoftIrq_Tasklet.B1" style:family="table-cell">
      <style:table-cell-properties fo:padding="0.097cm" fo:border="0.05pt solid #000000"/>
    </style:style>
    <style:style style:name="SoftIrq_5f_Tasklet.A2" style:display-name="SoftIrq_Tasklet.A2" style:family="table-cell">
      <style:table-cell-properties fo:padding="0.097cm" fo:border-left="0.05pt solid #000000" fo:border-right="none" fo:border-top="none" fo:border-bottom="0.05pt solid #000000"/>
    </style:style>
    <style:style style:name="SoftIrq_5f_Tasklet.B2" style:display-name="SoftIrq_Tasklet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fo:color="#000099" fo:font-size="14pt" fo:font-weight="bold" officeooo:rsid="000888f2" officeooo:paragraph-rsid="000888f2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color="#000099" fo:font-size="14pt" fo:font-weight="bold" officeooo:rsid="000888f2" officeooo:paragraph-rsid="000888f2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fo:color="#000099" fo:font-size="14pt" fo:font-weight="bold" officeooo:rsid="0016850a" officeooo:paragraph-rsid="0016850a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color="#7e0021" fo:font-size="14pt" fo:font-weight="bold" officeooo:rsid="000eb457" officeooo:paragraph-rsid="000eb457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officeooo:paragraph-rsid="00145e1a"/>
    </style:style>
    <style:style style:name="P6" style:family="paragraph" style:parent-style-name="Standard">
      <style:paragraph-properties fo:line-height="150%" fo:text-align="start" style:justify-single-word="false"/>
      <style:text-properties officeooo:paragraph-rsid="0014d3f3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197d25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1a83dd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1d5c4b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1df9ab"/>
    </style:style>
    <style:style style:name="P11" style:family="paragraph" style:parent-style-name="Standard">
      <style:paragraph-properties fo:line-height="150%" fo:text-align="start" style:justify-single-word="false"/>
      <style:text-properties fo:color="#000000" fo:font-size="14pt" fo:font-weight="bold" officeooo:rsid="000888f2" officeooo:paragraph-rsid="000888f2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fo:color="#000000" fo:font-size="14pt" fo:font-weight="bold" officeooo:rsid="000e0506" officeooo:paragraph-rsid="000e050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fo:color="#000000" fo:font-size="14pt" fo:font-weight="bold" officeooo:rsid="000eb457" officeooo:paragraph-rsid="000eb45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fo:color="#000000" fo:font-size="14pt" fo:font-weight="bold" officeooo:rsid="00145e1a" officeooo:paragraph-rsid="00145e1a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fo:color="#000000" fo:font-size="14pt" fo:font-weight="bold" officeooo:rsid="0017deb8" officeooo:paragraph-rsid="0017deb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fo:font-size="14pt" fo:font-weight="bold" officeooo:rsid="0017deb8" officeooo:paragraph-rsid="0017deb8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fo:color="#000000" fo:font-size="14pt" fo:font-weight="normal" officeooo:rsid="0008f228" officeooo:paragraph-rsid="0008f228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fo:color="#000000" fo:font-size="14pt" fo:font-weight="normal" officeooo:rsid="001710b5" officeooo:paragraph-rsid="001710b5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fo:color="#000000" fo:font-size="12pt" fo:font-weight="normal" officeooo:rsid="0008f228" officeooo:paragraph-rsid="0008f22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fo:color="#000000" fo:font-size="12pt" fo:font-weight="normal" officeooo:rsid="000a7ca2" officeooo:paragraph-rsid="000a7ca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fo:color="#000000" fo:font-size="12pt" fo:font-weight="normal" officeooo:rsid="000c4ab4" officeooo:paragraph-rsid="000c4ab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fo:color="#000000" fo:font-size="12pt" fo:font-weight="normal" officeooo:rsid="0014d3f3" officeooo:paragraph-rsid="0014d3f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fo:color="#000000" fo:font-size="12pt" fo:font-weight="normal" officeooo:rsid="001066c4" officeooo:paragraph-rsid="001066c4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fo:color="#000000" fo:font-size="12pt" fo:font-weight="normal" officeooo:rsid="001066c4" officeooo:paragraph-rsid="0010b073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fo:color="#000000" fo:font-size="12pt" fo:font-weight="normal" officeooo:rsid="0010b073" officeooo:paragraph-rsid="0010b073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fo:color="#000000" fo:font-size="12pt" fo:font-weight="normal" officeooo:rsid="00126748" officeooo:paragraph-rsid="00126748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fo:color="#000000" fo:font-size="12pt" fo:font-weight="normal" officeooo:rsid="0017deb8" officeooo:paragraph-rsid="0017deb8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fo:color="#000000" fo:font-size="12pt" fo:font-weight="normal" officeooo:rsid="00190bcd" officeooo:paragraph-rsid="00190bcd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fo:color="#000000" fo:font-size="12pt" fo:font-weight="normal" officeooo:rsid="001b9bd2" officeooo:paragraph-rsid="001b9bd2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fo:font-size="12pt" fo:font-weight="normal" officeooo:rsid="001b9bd2" officeooo:paragraph-rsid="001d5c4b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fo:color="#000000" fo:font-size="12pt" fo:font-weight="bold" officeooo:rsid="000a7ca2" officeooo:paragraph-rsid="000a7ca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line-height="150%" fo:text-align="start" style:justify-single-word="false"/>
      <style:text-properties fo:color="#000000" fo:font-size="12pt" fo:font-weight="bold" officeooo:rsid="000c4ab4" officeooo:paragraph-rsid="000c4a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line-height="150%" fo:text-align="start" style:justify-single-word="false"/>
      <style:text-properties fo:color="#000000" fo:font-size="12pt" fo:font-weight="bold" officeooo:rsid="00126748" officeooo:paragraph-rsid="00126748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50%" fo:text-align="start" style:justify-single-word="false"/>
      <style:text-properties fo:color="#000000" fo:font-size="12pt" fo:font-weight="bold" officeooo:rsid="0016850a" officeooo:paragraph-rsid="0016850a" style:font-size-asian="12pt" style:font-weight-asian="bold" style:font-size-complex="12pt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fo:color="#000000" fo:font-size="12pt" fo:font-weight="bold" officeooo:rsid="0017deb8" officeooo:paragraph-rsid="0017deb8" style:font-size-asian="12pt" style:font-weight-asian="bold" style:font-size-complex="12pt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fo:color="#000000" fo:font-size="12pt" fo:font-weight="bold" officeooo:rsid="0017deb8" officeooo:paragraph-rsid="00197d25" style:font-size-asian="12pt" style:font-weight-asian="bold" style:font-size-complex="12pt" style:font-weight-complex="bold"/>
    </style:style>
    <style:style style:name="P37" style:family="paragraph" style:parent-style-name="Standard">
      <style:paragraph-properties fo:line-height="150%" fo:text-align="start" style:justify-single-word="false"/>
      <style:text-properties fo:color="#000000" fo:font-size="12pt" fo:font-weight="bold" officeooo:rsid="00190bcd" officeooo:paragraph-rsid="00197d25" style:font-size-asian="12pt" style:font-weight-asian="bold" style:font-size-complex="12pt" style:font-weight-complex="bold"/>
    </style:style>
    <style:style style:name="P38" style:family="paragraph" style:parent-style-name="Standard">
      <style:paragraph-properties fo:line-height="100%" fo:text-align="justify" style:justify-single-word="false"/>
      <style:text-properties fo:color="#000000" fo:font-size="12pt" fo:font-weight="bold" officeooo:rsid="001b271e" officeooo:paragraph-rsid="001b271e" style:font-size-asian="12pt" style:font-weight-asian="bold" style:font-size-complex="12pt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fo:color="#000000" fo:font-size="12pt" fo:font-weight="bold" officeooo:rsid="001d5c4b" officeooo:paragraph-rsid="001d5c4b" style:font-size-asian="12pt" style:font-weight-asian="bold" style:font-size-complex="12pt" style:font-weight-complex="bold"/>
    </style:style>
    <style:style style:name="P40" style:family="paragraph" style:parent-style-name="Standard">
      <style:paragraph-properties fo:line-height="150%" fo:text-align="start" style:justify-single-word="false"/>
      <style:text-properties fo:color="#000000" style:text-position="0% 100%" fo:font-size="12pt" fo:font-weight="bold" officeooo:rsid="00190bcd" officeooo:paragraph-rsid="00197d25" style:font-size-asian="12pt" style:font-weight-asian="bold" style:font-size-complex="12pt" style:font-weight-complex="bold"/>
    </style:style>
    <style:style style:name="P41" style:family="paragraph" style:parent-style-name="Standard">
      <style:paragraph-properties fo:line-height="150%" fo:text-align="start" style:justify-single-word="false"/>
      <style:text-properties fo:color="#cc00cc" fo:font-size="12pt" fo:font-weight="bold" officeooo:rsid="000a7ca2" officeooo:paragraph-rsid="000e0506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line-height="150%" fo:text-align="start" style:justify-single-word="false"/>
      <style:text-properties officeooo:rsid="0014d3f3" officeooo:paragraph-rsid="0014d3f3"/>
    </style:style>
    <style:style style:name="P43" style:family="paragraph" style:parent-style-name="Standard">
      <style:paragraph-properties fo:line-height="150%" fo:text-align="justify" style:justify-single-word="false"/>
      <style:text-properties officeooo:rsid="001d5c4b" officeooo:paragraph-rsid="001d5c4b"/>
    </style:style>
    <style:style style:name="P44" style:family="paragraph" style:parent-style-name="Preformatted_20_Text">
      <style:paragraph-properties fo:margin-top="0cm" fo:margin-bottom="0.499cm" loext:contextual-spacing="false"/>
      <style:text-properties fo:color="#cc00cc" fo:font-weight="bold" style:font-weight-asian="bold" style:font-weight-complex="bold"/>
    </style:style>
    <style:style style:name="P45" style:family="paragraph" style:parent-style-name="Preformatted_20_Text">
      <style:paragraph-properties fo:margin-top="0cm" fo:margin-bottom="0.499cm" loext:contextual-spacing="false"/>
      <style:text-properties fo:color="#000000" fo:font-size="12pt" fo:font-weight="normal" officeooo:rsid="001a83dd" officeooo:paragraph-rsid="001a83dd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margin-top="0cm" fo:margin-bottom="0.298cm" loext:contextual-spacing="false" fo:line-height="150%" fo:text-align="start" style:justify-single-word="false"/>
      <style:text-properties fo:color="#000000" style:text-position="0% 100%" fo:font-size="12pt" fo:font-weight="normal" officeooo:rsid="001a83dd" officeooo:paragraph-rsid="001a83dd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top="0cm" fo:margin-bottom="0.198cm" loext:contextual-spacing="false" fo:line-height="100%" fo:text-align="start" style:justify-single-word="false"/>
      <style:text-properties officeooo:paragraph-rsid="001a83dd"/>
    </style:style>
    <style:style style:name="P48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49" style:family="paragraph" style:parent-style-name="Table_20_Contents">
      <style:paragraph-properties fo:text-align="justify" style:justify-single-word="false"/>
      <style:text-properties fo:font-size="14pt" officeooo:rsid="001fc264" officeooo:paragraph-rsid="001fc264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fo:font-size="14pt" fo:font-weight="bold" officeooo:rsid="001fc264" officeooo:paragraph-rsid="001fc264" style:font-size-asian="14pt" style:font-weight-asian="bold" style:font-size-complex="14pt" style:font-weight-complex="bold"/>
    </style:style>
    <style:style style:name="P51" style:family="paragraph" style:parent-style-name="Standard">
      <style:paragraph-properties fo:line-height="150%" fo:text-align="start" style:justify-single-word="false"/>
      <style:text-properties fo:color="#006600" fo:font-size="12pt" fo:font-weight="bold" officeooo:rsid="000888f2" officeooo:paragraph-rsid="000888f2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line-height="150%" fo:text-align="start" style:justify-single-word="false"/>
      <style:text-properties fo:color="#000000" fo:font-size="12pt" fo:font-weight="normal" officeooo:rsid="000888f2" officeooo:paragraph-rsid="000888f2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line-height="150%" fo:text-align="start" style:justify-single-word="false"/>
      <style:text-properties fo:color="#000000" fo:font-size="12pt" fo:font-weight="normal" officeooo:rsid="0008f228" officeooo:paragraph-rsid="0008f228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line-height="150%" fo:text-align="start" style:justify-single-word="false"/>
      <style:text-properties fo:color="#000000" fo:font-size="12pt" fo:font-weight="normal" officeooo:rsid="00126748" officeooo:paragraph-rsid="00145e1a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line-height="150%" fo:text-align="start" style:justify-single-word="false"/>
      <style:text-properties fo:color="#000000" fo:font-size="12pt" fo:font-weight="normal" officeooo:rsid="0016850a" officeooo:paragraph-rsid="0016850a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line-height="150%" fo:text-align="justify" style:justify-single-word="false"/>
      <style:text-properties fo:color="#000000" fo:font-size="12pt" fo:font-weight="normal" officeooo:rsid="00190bcd" officeooo:paragraph-rsid="00190bcd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line-height="150%" fo:text-align="justify" style:justify-single-word="false"/>
      <style:text-properties fo:color="#000000" fo:font-size="12pt" fo:font-weight="normal" officeooo:rsid="001b9bd2" officeooo:paragraph-rsid="001d5c4b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line-height="150%" fo:text-align="justify" style:justify-single-word="false"/>
      <style:text-properties fo:color="#000000" style:text-position="0% 100%" fo:font-size="12pt" fo:font-weight="normal" officeooo:rsid="00197d25" officeooo:paragraph-rsid="00197d25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line-height="100%" fo:text-align="justify" style:justify-single-word="false"/>
      <style:text-properties fo:color="#000000" style:text-position="0% 100%" fo:font-size="12pt" fo:font-weight="normal" officeooo:rsid="001b271e" officeooo:paragraph-rsid="001b271e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line-height="150%" fo:text-align="start" style:justify-single-word="false"/>
      <style:text-properties fo:color="#7e0021" fo:font-size="12pt" fo:font-weight="bold" officeooo:rsid="000eb457" officeooo:paragraph-rsid="000eb457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line-height="150%" fo:text-align="start" style:justify-single-word="false"/>
      <style:text-properties fo:color="#990099" style:text-position="0% 100%" fo:font-size="12pt" fo:font-weight="bold" officeooo:rsid="00197d25" officeooo:paragraph-rsid="001a83dd" style:font-size-asian="12pt" style:font-weight-asian="bold" style:font-size-complex="12pt" style:font-weight-complex="bold"/>
    </style:style>
    <style:style style:name="P62" style:family="paragraph" style:parent-style-name="Standard">
      <style:paragraph-properties fo:line-height="150%" fo:text-align="justify" style:justify-single-word="false"/>
      <style:text-properties fo:font-weight="normal" officeooo:rsid="00197d25" officeooo:paragraph-rsid="00197d25" style:font-weight-asian="normal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size="24pt" fo:font-weight="bold" officeooo:rsid="000888f2" officeooo:paragraph-rsid="000888f2" style:font-size-asian="24pt" style:font-weight-asian="bold" style:font-size-complex="24pt" style:font-weight-complex="bold"/>
    </style:style>
    <style:style style:name="P64" style:family="paragraph" style:parent-style-name="Standard">
      <style:paragraph-properties fo:text-align="end" style:justify-single-word="false"/>
      <style:text-properties fo:color="#800000" fo:font-size="16pt" fo:font-weight="bold" officeooo:rsid="0022bb19" officeooo:paragraph-rsid="0022bb19" style:font-size-asian="16pt" style:font-weight-asian="bold" style:font-size-complex="16pt" style:font-weight-complex="bold"/>
    </style:style>
    <style:style style:name="P65" style:family="paragraph" style:parent-style-name="Standard">
      <style:paragraph-properties fo:line-height="150%" fo:text-align="center" style:justify-single-word="false"/>
      <style:text-properties fo:color="#800000" fo:font-size="16pt" fo:font-weight="bold" officeooo:rsid="000888f2" officeooo:paragraph-rsid="000888f2" style:font-size-asian="16pt" style:font-weight-asian="bold" style:font-size-complex="16pt" style:font-weight-complex="bold"/>
    </style:style>
    <style:style style:name="P66" style:family="paragraph" style:parent-style-name="Standard">
      <style:paragraph-properties fo:margin-top="0cm" fo:margin-bottom="0.499cm" loext:contextual-spacing="false" fo:line-height="150%" fo:text-align="start" style:justify-single-word="false"/>
      <style:text-properties fo:color="#990099" style:text-position="0% 100%" style:font-name="Liberation Serif" fo:font-size="12pt" fo:font-weight="bold" officeooo:rsid="00197d25" officeooo:paragraph-rsid="001a83dd" style:font-size-asian="12pt" style:font-weight-asian="bold" style:font-size-complex="12pt" style:font-weight-complex="bold"/>
    </style:style>
    <style:style style:name="P67" style:family="paragraph" style:parent-style-name="Standard">
      <style:paragraph-properties fo:margin-top="0cm" fo:margin-bottom="0.198cm" loext:contextual-spacing="false" fo:line-height="100%" fo:text-align="start" style:justify-single-word="false"/>
      <style:text-properties style:font-name="Liberation Serif" officeooo:rsid="001b271e" officeooo:paragraph-rsid="001b271e"/>
    </style:style>
    <style:style style:name="P68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color="#990099" style:text-position="0% 100%" style:font-name="Liberation Serif" fo:font-size="12pt" fo:font-weight="bold" officeooo:rsid="00197d25" officeooo:paragraph-rsid="001a83dd" style:font-size-asian="12pt" style:font-weight-asian="bold" style:font-size-complex="12pt" style:font-weight-complex="bold"/>
    </style:style>
    <style:style style:name="T1" style:family="text">
      <style:text-properties fo:color="#000000" fo:font-size="12pt" style:font-size-asian="10.5pt" style:font-size-complex="12pt"/>
    </style:style>
    <style:style style:name="T2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color="#000000" fo:font-size="12pt" fo:font-weight="normal" officeooo:rsid="0014d3f3" style:font-size-asian="10.5pt" style:font-weight-asian="normal" style:font-size-complex="12pt" style:font-weight-complex="normal"/>
    </style:style>
    <style:style style:name="T4" style:family="text">
      <style:text-properties fo:color="#000000" fo:font-size="12pt" fo:font-weight="normal" officeooo:rsid="00145e1a" style:font-size-asian="12pt" style:font-weight-asian="normal" style:font-size-complex="12pt" style:font-weight-complex="normal"/>
    </style:style>
    <style:style style:name="T5" style:family="text">
      <style:text-properties fo:color="#000000" fo:font-size="12pt" fo:font-weight="normal" officeooo:rsid="001d5c4b" style:font-size-asian="12pt" style:font-weight-asian="normal" style:font-size-complex="12pt" style:font-weight-complex="normal"/>
    </style:style>
    <style:style style:name="T6" style:family="text">
      <style:text-properties fo:color="#000000" style:text-position="0% 100%" fo:font-size="12pt" fo:font-weight="normal" officeooo:rsid="00197d25" style:font-size-asian="12pt" style:font-weight-asian="normal" style:font-size-complex="12pt" style:font-weight-complex="normal"/>
    </style:style>
    <style:style style:name="T7" style:family="text">
      <style:text-properties fo:color="#000000" style:text-position="0% 100%" style:font-name="Liberation Serif" fo:font-size="12pt" fo:font-weight="normal" officeooo:rsid="001a83dd" style:font-size-asian="12pt" style:font-weight-asian="normal" style:font-size-complex="12pt" style:font-weight-complex="normal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08f228" style:font-size-asian="10.5pt" style:font-weight-asian="normal" style:font-size-complex="12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45e1a" style:font-weight-asian="normal" style:font-weight-complex="normal"/>
    </style:style>
    <style:style style:name="T13" style:family="text">
      <style:text-properties fo:font-weight="normal" officeooo:rsid="00190bcd" style:font-weight-asian="normal" style:font-weight-complex="normal"/>
    </style:style>
    <style:style style:name="T14" style:family="text">
      <style:text-properties fo:font-weight="normal" officeooo:rsid="00197d25" style:font-weight-asian="normal" style:font-weight-complex="normal"/>
    </style:style>
    <style:style style:name="T15" style:family="text">
      <style:text-properties fo:font-weight="normal" officeooo:rsid="001a83dd" style:font-weight-asian="normal" style:font-weight-complex="normal"/>
    </style:style>
    <style:style style:name="T16" style:family="text">
      <style:text-properties fo:color="#006600" fo:font-size="12pt" style:font-size-asian="10.5pt" style:font-size-complex="12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0a7ca2"/>
    </style:style>
    <style:style style:name="T19" style:family="text">
      <style:text-properties fo:color="#cc00cc"/>
    </style:style>
    <style:style style:name="T20" style:family="text">
      <style:text-properties fo:color="#cc00cc" fo:font-weight="normal" style:font-weight-asian="normal" style:font-weight-complex="normal"/>
    </style:style>
    <style:style style:name="T21" style:family="text">
      <style:text-properties officeooo:rsid="0010b073"/>
    </style:style>
    <style:style style:name="T22" style:family="text">
      <style:text-properties officeooo:rsid="00158aad"/>
    </style:style>
    <style:style style:name="T23" style:family="text">
      <style:text-properties officeooo:rsid="00197d25"/>
    </style:style>
    <style:style style:name="T24" style:family="text">
      <style:text-properties style:text-position="0% 100%" fo:font-weight="normal" style:font-weight-asian="normal" style:font-weight-complex="normal"/>
    </style:style>
    <style:style style:name="T25" style:family="text">
      <style:text-properties style:text-position="0% 100%" fo:font-weight="normal" officeooo:rsid="00197d25" style:font-weight-asian="normal" style:font-weight-complex="normal"/>
    </style:style>
    <style:style style:name="T26" style:family="text">
      <style:text-properties style:text-position="0% 100%" fo:font-weight="normal" officeooo:rsid="001b271e" style:font-weight-asian="normal" style:font-weight-complex="normal"/>
    </style:style>
    <style:style style:name="T27" style:family="text">
      <style:text-properties style:text-position="0% 100%" officeooo:rsid="00197d25"/>
    </style:style>
    <style:style style:name="T28" style:family="text">
      <style:text-properties style:text-position="0% 100%" officeooo:rsid="001b271e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" officeooo:rsid="00197d25"/>
    </style:style>
    <style:style style:name="T31" style:family="text">
      <style:text-properties style:font-name="Liberation Serif" fo:font-weight="bold"/>
    </style:style>
    <style:style style:name="T32" style:family="text">
      <style:text-properties style:font-name="Liberation Serif" fo:font-weight="bold" style:font-weight-asian="bold" style:font-weight-complex="bold"/>
    </style:style>
    <style:style style:name="T33" style:family="text">
      <style:text-properties style:font-name="Liberation Serif" fo:font-weight="normal" style:font-weight-asian="normal" style:font-weight-complex="normal"/>
    </style:style>
    <style:style style:name="T34" style:family="text">
      <style:text-properties style:font-name="Liberation Serif" fo:font-weight="normal" officeooo:rsid="001d5c4b" style:font-weight-asian="normal" style:font-weight-complex="normal"/>
    </style:style>
    <style:style style:name="T35" style:family="text">
      <style:text-properties style:font-name="Liberation Serif" officeooo:rsid="001d5c4b"/>
    </style:style>
    <style:style style:name="T36" style:family="text">
      <style:text-properties style:font-name="Liberation Serif" officeooo:rsid="001df9ab"/>
    </style:style>
    <style:style style:name="T37" style:family="text">
      <style:text-properties officeooo:rsid="001fc264"/>
    </style:style>
    <style:style style:name="T38" style:family="text">
      <style:text-properties officeooo:rsid="0020df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Device Driver </text:p>
      <text:p text:style-name="P63"/>
      <text:p text:style-name="P64">By Rathod Raja V.</text:p>
      <text:p text:style-name="P65"/>
      <text:p text:style-name="P1">1. How many ways of integrating module to Kernel ?</text:p>
      <text:p text:style-name="P1">Ans:<text:span text:style-name="T1">.</text:span></text:p>
      <text:p text:style-name="P1"><text:span text:style-name="T1">1.</text:span><text:span text:style-name="T2"> Two possible ways of integrating module to kernel:</text:span></text:p>
      <text:p text:style-name="P1"><text:span text:style-name="T2"><text:tab/></text:span><text:span text:style-name="T16">a. Dynamic Insertion as a kernel module [Modprobe &amp; Insmod]</text:span></text:p>
      <text:p text:style-name="P51"><text:tab/>b. Linking statically to the kernel code</text:p>
      <text:p text:style-name="P11"><text:span text:style-name="T8">2. <text:s/></text:span><text:span text:style-name="T9">Both insmod and modprobe is used to insert kernel module.</text:span></text:p>
      <text:p text:style-name="P52">3. But everyone will prefer modprobe, because insmod have no capability to resolve dependency issue. But modprobe can do that.</text:p>
      <text:p text:style-name="P11"><text:span text:style-name="T9">3. </text:span><text:span text:style-name="T10">While we are installing the module using modprobe, first it will check the dependencies in /lib/modules/&lt;kernel-version&gt;/modules.dep</text:span></text:p>
      <text:p text:style-name="P19">4. This file contain entire file modules &amp; its corresponding dependencies.</text:p>
      <text:p text:style-name="P19">5. Modules.dep file is generated by “depmod” command.</text:p>
      <text:p text:style-name="P19"/>
      <text:p text:style-name="P1">2. How to insert module during run time?</text:p>
      <text:p text:style-name="P17">Ans:</text:p>
      <text:p text:style-name="P19">1. <text:span text:style-name="T18">Dynamically we can insert module during run time.</text:span></text:p>
      <text:p text:style-name="P20">2. Two ways to insert the module dynamically,</text:p>
      <text:p text:style-name="P20"><text:tab/>a. Insmod</text:p>
      <text:p text:style-name="P20"><text:tab/>b. Modprobe</text:p>
      <text:p text:style-name="P31"><text:span text:style-name="T19">a. Insmod:</text:span><text:span text:style-name="T20"> </text:span><text:span text:style-name="T11">Following are steps to insert the module using Insmod </text:span></text:p>
      <text:p text:style-name="P20">1. Write a simple module program, module programming is also called as kernel programming.</text:p>
      <text:p text:style-name="P20">For module programming no main function is required.</text:p>
      <text:p text:style-name="P31"><text:tab/>Start -&gt; init() function</text:p>
      <text:p text:style-name="P31"><text:tab/>End -&gt; exit() function</text:p>
      <text:p text:style-name="P20">2. lsmod -&gt; It will shows the list of module that loaded already.</text:p>
      <text:p text:style-name="P20">3. insmod -&gt; Insert the module into the kernel.</text:p>
      <text:p text:style-name="P20"><text:tab/>Eg. <text:span text:style-name="T17">Sudo insmod hello.ko</text:span></text:p>
      <text:p text:style-name="P20">4. modinfo -&gt; It will display information about the kernel module.</text:p>
      <text:p text:style-name="P20"><text:tab/>Eg. <text:span text:style-name="T17">Modinfo hello.ko</text:span></text:p>
      <text:p text:style-name="P20"><text:soft-page-break/>5. Dmesg -&gt; It will display kernel ring buffer information</text:p>
      <text:p text:style-name="P20"><text:tab/>It will display whatever you added the printk() in module programming, that information.</text:p>
      <text:p text:style-name="P20">6. rmmod -&gt; To remove the module</text:p>
      <text:p text:style-name="P20"><text:tab/>Eg. <text:span text:style-name="T17">Sudo rmmod hello</text:span></text:p>
      <text:p text:style-name="P21"/>
      <text:p text:style-name="P21">When a module is inseted into the kernel, the <text:span text:style-name="T17">module_init macro </text:span>will be invoked, which will call the function <text:span text:style-name="T17"><text:s/>hello_init().</text:span></text:p>
      <text:p text:style-name="P21">Similarly, when the module is removed with rmmod, module_exit() function will be invoked, which will call <text:span text:style-name="T17">hello_exit.</text:span></text:p>
      <text:p text:style-name="P21">Using dmesg command, we can see th output from the kernel module.</text:p>
      <text:p text:style-name="P21"/>
      <text:p text:style-name="P41">b. Modprobe</text:p>
      <text:p text:style-name="P21">Modprobe utility is used to add loadable modules to the kernel.</text:p>
      <text:p text:style-name="P21">You can also add and remove module using modprobe copmmand<text:span text:style-name="T17">.</text:span></text:p>
      <text:p text:style-name="P32">Modprobe -l : Display all available module.</text:p>
      <text:p text:style-name="P32">Lsmod : currently loaded module</text:p>
      <text:p text:style-name="P32">modprobe &lt;module_name&gt; : Install new module</text:p>
      <text:p text:style-name="P32">modprobe -r &lt;module_name&gt;: Remove a module</text:p>
      <text:p text:style-name="P21">We can also use rmmod , to delete module. But admins prefer modprobe with -r option, because modprobe is clever than insmod and rmmod.</text:p>
      <text:p text:style-name="P20"><text:s text:c="2"/><text:tab/></text:p>
      <text:p text:style-name="P1">3. What do the commands insmod, lsmod, modinfo, modprobe, rmmod perform?</text:p>
      <text:p text:style-name="P12">Ans:</text:p>
      <text:p text:style-name="P4"><text:span text:style-name="T8">insmod: </text:span><text:span text:style-name="T1">To insert a module into kernel.</text:span></text:p>
      <text:p text:style-name="P4"><text:span text:style-name="T8">lsmod: </text:span><text:span text:style-name="T1">It will diaplay information about a list of already loaded kernel module.</text:span></text:p>
      <text:p text:style-name="P4"><text:span text:style-name="T8">modinfo: </text:span><text:span text:style-name="T1">It will diaplay information about kernel module.</text:span></text:p>
      <text:p text:style-name="P4"><text:span text:style-name="T8">rmmod: </text:span><text:span text:style-name="T1">To remove a module from the kernel.</text:span><text:span text:style-name="T8"> </text:span></text:p>
      <text:p text:style-name="P60"/>
      <text:p text:style-name="P1">4. What is meant by ISR? Why ISR’s are needed for Device Drivers?</text:p>
      <text:p text:style-name="P13">Ans:</text:p>
      <text:p text:style-name="P23">1. ISR is nothing but the interrupt service routine.</text:p>
      <text:p text:style-name="P24">2. <text:span text:style-name="T21">The function the kernel runs in response to a specific interrupt is called an interrupt handler or interrupt service routine (ISR).</text:span></text:p>
      <text:p text:style-name="P25"><text:soft-page-break/>3. Each device that generates interrupts has an associated interrupt handler.</text:p>
      <text:p text:style-name="P25">4. For example, one function handles interrupts from the system timer, whereas another function handles interrupts generated by the keyboard.</text:p>
      <text:p text:style-name="P25">5. he interrupt handler for a device is part of the device’s driver—the kernel code that manages the device.</text:p>
      <text:p text:style-name="P25">6. In Linux, interrupt handlers are normal C functions.</text:p>
      <text:p text:style-name="P25">7. They match a specific prototype, which enables the kernel to pass the handler information in a standard way, but otherwise they are ordinary functions.</text:p>
      <text:p text:style-name="P25">8. What differentiates interrupt handlers from other kernel functions is that the kernel invokes them in response to interrupts and that they run in a special context called interrupt context.</text:p>
      <text:p text:style-name="P25">9. This special context is occasionally called atomic context because, as we shall see, code executing in this context is unable to block.</text:p>
      <text:p text:style-name="P25">10. Because an interrupt can occur at any time, an interrupt handler can, in turn, be executed at any time.</text:p>
      <text:p text:style-name="P26">11. For protecting critical sections inside interrupt handlers, you can't use mutexes because they may go to sleep. Use spinlocks instead, and use them only if you must.</text:p>
      <text:p text:style-name="P26">12. Interrupt handlers cannot directly exchange data with user space because they are not connected to user land via process contexts.</text:p>
      <text:p text:style-name="P26">13. Interrupt handlers are supposed to get out of the way quickly but are expected to get the job done.</text:p>
      <text:p text:style-name="P26">14. You need not design interrupt handlers to be reentrant. When an interrupt handler is running, the</text:p>
      <text:p text:style-name="P26">corresponding IRQ is disabled until the handler returns. So, unlike process context code, different</text:p>
      <text:p text:style-name="P26">instances of the same handler will not run simultaneously on multiple processors.</text:p>
      <text:p text:style-name="P26"/>
      <text:p text:style-name="P26"/>
      <text:p text:style-name="P1">5. What is meant by IPL’s?</text:p>
      <text:p text:style-name="P33">Ans: IPL <text:span text:style-name="T11">is nothing but the Interrupt Priority Level.</text:span></text:p>
      <text:p text:style-name="P54">1. It is the part of the current system interrupt state, which indicates the interrupt rerquests that will currently be accepted.</text:p>
      <text:p text:style-name="P5"><text:span text:style-name="T4">2. </text:span><text:span text:style-name="T12">The operating systems' Interrupt Priority Level (IPL) is a software-only scheme that assigns a priority level to every driver/device combination configured in any given system, and also supports hardware interrupts.</text:span></text:p>
      <text:p text:style-name="P54"/>
      <text:p text:style-name="P1">6. What are generic driver entry points?</text:p>
      <text:p text:style-name="P14">Ans:</text:p>
      <text:p text:style-name="P22"><text:soft-page-break/>1. Every driver must have one common entry point.</text:p>
      <text:p text:style-name="P6"><text:span text:style-name="T3">2. The entry point is called </text:span><text:span text:style-name="Source_20_Text">init_module</text:span>() in Linux.</text:p>
      <text:p text:style-name="P42">3. <text:span text:style-name="T22">Remaining entry points for all drivers open(), close(), __init(), __fini(), __info(), attatch(), detach(), getinfo(), probe(), power(),dump(), identify() etc.</text:span></text:p>
      <text:p text:style-name="P1">7. What are the types of device drivers available?</text:p>
      <text:p text:style-name="P34">Ans:</text:p>
      <text:p text:style-name="P55">1. There are three types of device driver available.</text:p>
      <text:p text:style-name="P55"><text:tab/>A: Character Device Driver eg. serial ports, parallel ports, sounds cards</text:p>
      <text:p text:style-name="P55"><text:tab/>B: Block Device Driver . eg. hard disks, USB cameras, Disk-On-Key.</text:p>
      <text:p text:style-name="P34"><text:span text:style-name="T11"><text:tab/>C: Network Device Driver</text:span> <text:s/><text:span text:style-name="T11">Eg. Ethernet, wifi etc.</text:span></text:p>
      <text:p text:style-name="P55"/>
      <text:p text:style-name="P1">8. How character driver is different from block device driver?</text:p>
      <text:p text:style-name="P3">Ans:</text:p>
      <text:p text:style-name="P18">A Character ('c') Device is one with which the Driver communicates by sending and</text:p>
      <text:p text:style-name="P18">receiving single characters (bytes, octets).</text:p>
      <text:p text:style-name="P18">A Block ('b') Device is one with which the Driver communicates by sending entire blocks of data.</text:p>
      <text:p text:style-name="P1"/>
      <text:p text:style-name="P2">9. What is need of top half and bottom half routines (or upper half and lower half)?</text:p>
      <text:p text:style-name="P16">Ans:</text:p>
      <text:p text:style-name="P27">1. Whenever device driver raise interrupt, isr should process fast and respond to interrupt immediately.</text:p>
      <text:p text:style-name="P27">2. After creating data structure for device that called top half and later process other works related to driver in bottom half.</text:p>
      <text:p text:style-name="P27">3. Lengthy tasks inside interrupt handler degrade system responsiveness.</text:p>
      <text:p text:style-name="P27"/>
      <text:p text:style-name="P35">a. Top Half: <text:span text:style-name="T11">Perform time critical tasks such as acknowledging receipt of interrupt, reseting hardware etc. </text:span><text:span text:style-name="T13">It is the routine that actually respond to the interrupt –the one you register with request_irq().</text:span></text:p>
      <text:p text:style-name="P36">b. Bpttom Half: <text:span text:style-name="T11"><text:s/>Perform any interrupt related work not performed by interrupt handler.</text:span> <text:span text:style-name="T11"><text:s/></text:span><text:span text:style-name="T13">he bottom half is a routine that is scheduled by the top half to be executed later, at a safer time.</text:span><text:span text:style-name="T14">A bottom half is </text:span><text:soft-page-break/><text:span text:style-name="T14">a low-priority function, usually related to interrupt handling, that is waiting for the kernel to find a convenient moment to run it.</text:span></text:p>
      <text:p text:style-name="P28"/>
      <text:p text:style-name="P28">4. The big difference between the top-half handler and the bottom half is that all interrupts are enabled during execution of the bottom half—that’s why it runs at a safer time.</text:p>
      <text:p text:style-name="P28">5. In the typical scenario, the top half saves device data to a device-specific buffer, schedules its bottom half, and exits: this operation is very fast.</text:p>
      <text:p text:style-name="P28">6. The bottom half then performs whatever other work is required, such as awakening processes, starting up another I/O operation, and so on.</text:p>
      <text:p text:style-name="P28">7. This setup permits the top half to service a new interrupt while the bottom half is still working.</text:p>
      <text:p text:style-name="P15"/>
      <text:p text:style-name="P1">10. What are the different types of bottom half routines are available and what is their purpose?</text:p>
      <text:p text:style-name="P37">Ans: <text:span text:style-name="T23">T</text:span><text:span text:style-name="T14">here are two type of bottom half routines are available:</text:span></text:p>
      <text:p text:style-name="P37"><text:span text:style-name="T23"><text:tab/>1] Tasklets:</text:span><text:span text:style-name="T14"> Software interrupt context </text:span><text:span text:style-name="T27"><text:s/></text:span></text:p>
      <text:p text:style-name="P37"><text:span text:style-name="T27"><text:tab/></text:span><text:span text:style-name="T28">2] Softirq:</text:span><text:span text:style-name="T26">Software interrupt context</text:span></text:p>
      <text:p text:style-name="P40"><text:span text:style-name="T23"><text:tab/>2] Workqueue: </text:span><text:span text:style-name="T14">Process context</text:span></text:p>
      <text:p text:style-name="P61">1] Tasklets</text:p>
      <text:p text:style-name="P58">1.Tasklets are a special function that may be scheduled to run, in software interrupt context, at a system-determined safe time.</text:p>
      <text:p text:style-name="P7"><text:span text:style-name="T6">2. </text:span><text:span text:style-name="T14">They may be scheduled to run multiple times, but tasklet scheduling is not cumulative; the tasklet runs only once, even if it is requested repeatedly before it is launched.</text:span></text:p>
      <text:p text:style-name="P62">3. No tasklet ever runs in parallel with itself, since they run only once, but tasklets can run in parallel with other tasklets on SMP systems.</text:p>
      <text:p text:style-name="P7"><text:span text:style-name="T14">4. I</text:span><text:span text:style-name="T11">f your driver has multiple tasklets, they must employ some sort of locking to avoid conflicting with each other.</text:span></text:p>
      <text:p text:style-name="P7"><text:span text:style-name="T14">5. </text:span><text:span text:style-name="T11">Tasklets are also guaranteed to run on the same CPU as the function that first schedules them.</text:span></text:p>
      <text:p text:style-name="P8"><text:span text:style-name="T14">6. </text:span><text:span text:style-name="T15">L</text:span><text:span text:style-name="T14">ocking between the tasklet and the interrupt handler may still be required.</text:span></text:p>
      <text:p text:style-name="P8"><text:span text:style-name="T6">7. </text:span><text:span text:style-name="T14">Tasklets must be declared with the </text:span><text:span text:style-name="Teletype"><text:span text:style-name="T14">DECLARE_TASKLET</text:span></text:span><text:span text:style-name="T14"> macro:</text:span></text:p>
      <text:p text:style-name="P44"><text:tab/>DECLARE_TASKLET(name, function, data);</text:p>
      <text:p text:style-name="P45">8<text:span text:style-name="T29">. Tasklet are often powerful mechanism for bottom half processing, they are very fast, but all tasklet code must be atomic.</text:span></text:p>
      <text:p text:style-name="P66"/>
      <text:p text:style-name="P68"><text:soft-page-break/>2] Workqueue:</text:p>
      <text:p text:style-name="P46"><text:span text:style-name="T30">1. <text:s/></text:span><text:span text:style-name="T29">The alternative tasklet is workqueue, which may have higher latency, but that are allowed to sleep.</text:span></text:p>
      <text:p text:style-name="P47"><text:span text:style-name="T7">2. </text:span><text:span text:style-name="T29">Since the workqueue function runs in process context, it can sleep if need be.</text:span></text:p>
      <text:p text:style-name="P67">3. Most important, work queues are schedulable and can therefore sleep.</text:p>
      <text:p text:style-name="P67">4. Normally, it is easy to decide between using work queues and softirqs/tasklets.</text:p>
      <text:p text:style-name="P67">5. If the deferred work needs to sleep, work queues are used.</text:p>
      <text:p text:style-name="P38"><text:span text:style-name="T25">6. </text:span><text:span text:style-name="T24">If the deferred work need not sleep, softirqs or tasklets are used.</text:span></text:p>
      <text:p text:style-name="P59">7. If you need a schedulable entity to perform your bottom-half processing, you need work queues.</text:p>
      <text:p text:style-name="P59">8. They are the only bottom-half mechanisms that run in process context, and thus, the only ones that can sleep.</text:p>
      <text:p text:style-name="P59">9. If you do not need a kernel thread to handle your deferred work, consider a tasklet instead.</text:p>
      <text:p text:style-name="P59"/>
      <text:p text:style-name="P2">11. What would copy_from_user() and copy_to_user() functions perform?</text:p>
      <text:p text:style-name="P29">Ans:</text:p>
      <text:p text:style-name="P39">a. Copy_to_user():</text:p>
      <text:p text:style-name="P9"><text:span text:style-name="T5">1. </text:span>Copy a block of data into user space.</text:p>
      <text:p text:style-name="P43"><text:span text:style-name="T29">2. </text:span><text:span text:style-name="Source_20_Text"><text:span text:style-name="T29">unsigned long </text:span></text:span><text:span text:style-name="Source_20_Text"><text:span text:style-name="T31">copy_to_user </text:span></text:span><text:span text:style-name="Source_20_Text"><text:span text:style-name="T29">( void_user *to, const void * from, unsigned long n);</text:span></text:span></text:p>
      <text:p text:style-name="P43"><text:span text:style-name="Source_20_Text"><text:span text:style-name="T29"><text:tab/>to = Destination address, in user space</text:span></text:span></text:p>
      <text:p text:style-name="P43"><text:span text:style-name="Source_20_Text"><text:span text:style-name="T29"><text:tab/>from = Source address in kernel space</text:span></text:span></text:p>
      <text:p text:style-name="P43"><text:span text:style-name="Source_20_Text"><text:span text:style-name="T29"><text:tab/>n = number of byte to copy</text:span></text:span></text:p>
      <text:p text:style-name="P43"><text:span text:style-name="Source_20_Text"><text:span text:style-name="T29">3. User context only, this function may sleep.</text:span></text:span></text:p>
      <text:p text:style-name="P43"><text:span text:style-name="Source_20_Text"><text:span text:style-name="T29">4. It will copy data from user space to kernael space.</text:span></text:span></text:p>
      <text:p text:style-name="P43"><text:span text:style-name="Source_20_Text"><text:span text:style-name="T29">5. Return number of byte that could not be copied. On successd, this will be zero.</text:span></text:span></text:p>
      <text:p text:style-name="P43"><text:span text:style-name="Source_20_Text"><text:span text:style-name="T32"/></text:span></text:p>
      <text:p text:style-name="P43"><text:span text:style-name="Source_20_Text"><text:span text:style-name="T32">b. Copy_from_user():</text:span></text:span></text:p>
      <text:p text:style-name="P9"><text:span text:style-name="Source_20_Text"><text:span text:style-name="T34">1. </text:span></text:span><text:span text:style-name="Source_20_Text"><text:span text:style-name="T33">Copy a block of data from user space.</text:span></text:span></text:p>
      <text:p text:style-name="P43"><text:span text:style-name="Source_20_Text"><text:span text:style-name="T29">2. unsigned long </text:span></text:span><text:span text:style-name="Source_20_Text"><text:span text:style-name="T31">copy_from_user </text:span></text:span><text:span text:style-name="Source_20_Text"><text:span text:style-name="T29">( void *to, const void_user * from, unsigned long n);</text:span></text:span></text:p>
      <text:p text:style-name="P43"><text:span text:style-name="Source_20_Text"><text:span text:style-name="T29"><text:tab/>to = Destination address in kernel space</text:span></text:span></text:p>
      <text:p text:style-name="P43"><text:span text:style-name="Source_20_Text"><text:span text:style-name="T29"><text:tab/> from = Sourec address in user space</text:span></text:span></text:p>
      <text:p text:style-name="P43"><text:span text:style-name="Source_20_Text"><text:span text:style-name="T29"><text:tab/>n = Number of bytes to copy.</text:span></text:span></text:p>
      <text:p text:style-name="P9"><text:span text:style-name="Source_20_Text"><text:span text:style-name="T35">3. </text:span></text:span><text:span text:style-name="Source_20_Text"><text:span text:style-name="T29">User context only. This function may sleep.</text:span></text:span></text:p>
      <text:p text:style-name="P9"><text:span text:style-name="Source_20_Text"><text:span text:style-name="T35">4. Copy data from user space to kernel space.</text:span></text:span></text:p>
      <text:p text:style-name="P9"><text:span text:style-name="Source_20_Text"><text:span text:style-name="T35">5. Returns number of bytes that could not be copied. On success, this will be zero.</text:span></text:span></text:p>
      <text:p text:style-name="P10"><text:span text:style-name="Source_20_Text"><text:span text:style-name="T36">6. If some data could not be copied, this function will pad the copied data to the requested size using zero bytes. </text:span></text:span></text:p>
      <text:p text:style-name="P30"/>
      <text:p text:style-name="P30"><text:soft-page-break/></text:p>
      <text:p text:style-name="P2">12. What are the differences between SoftIRQ and Tasklets?</text:p>
      <table:table table:name="SoftIrq_Tasklet" table:style-name="SoftIrq_5f_Tasklet">
        <table:table-column table:style-name="SoftIrq_5f_Tasklet.A"/>
        <table:table-column table:style-name="SoftIrq_5f_Tasklet.B"/>
        <table:table-row>
          <table:table-cell table:style-name="SoftIrq_5f_Tasklet.A1" office:value-type="string">
            <text:p text:style-name="P50">SoftIrq</text:p>
          </table:table-cell>
          <table:table-cell table:style-name="SoftIrq_5f_Tasklet.B1" office:value-type="string">
            <text:p text:style-name="P50">Tasklet</text:p>
          </table:table-cell>
        </table:table-row>
        <table:table-row>
          <table:table-cell table:style-name="SoftIrq_5f_Tasklet.A2" office:value-type="string">
            <text:p text:style-name="P48">softirq is guaranteed to run on the CPU it was scheduled on</text:p>
          </table:table-cell>
          <table:table-cell table:style-name="SoftIrq_5f_Tasklet.B2" office:value-type="string">
            <text:p text:style-name="P48"><text:span text:style-name="T37">T</text:span>asklets don’t have that guarantee <text:span text:style-name="T37">to run on the CPU it was scheduled on </text:span></text:p>
          </table:table-cell>
        </table:table-row>
        <table:table-row>
          <table:table-cell table:style-name="SoftIrq_5f_Tasklet.A2" office:value-type="string">
            <text:p text:style-name="P49">The same SoftIrq can run on two seperate <text:s/>CPU’s at the same time</text:p>
          </table:table-cell>
          <table:table-cell table:style-name="SoftIrq_5f_Tasklet.B2" office:value-type="string">
            <text:p text:style-name="P48"><text:span text:style-name="T37">The </text:span>same tasklet can not run on two separate CPU’S at the same time <text:span text:style-name="T37">[Note- Two different tasklets can run on two different CPU’S, just not the same one]</text:span></text:p>
          </table:table-cell>
        </table:table-row>
        <table:table-row>
          <table:table-cell table:style-name="SoftIrq_5f_Tasklet.A2" office:value-type="string">
            <text:p text:style-name="P48">SoftIRQs are re-entarant</text:p>
          </table:table-cell>
          <table:table-cell table:style-name="SoftIrq_5f_Tasklet.B2" office:value-type="string">
            <text:p text:style-name="P48"><text:span text:style-name="T37">Tasklets</text:span> are <text:span text:style-name="T37">not</text:span> re-entarant.</text:p>
          </table:table-cell>
        </table:table-row>
        <table:table-row>
          <table:table-cell table:style-name="SoftIrq_5f_Tasklet.A2" office:value-type="string">
            <text:p text:style-name="P48"><text:span text:style-name="T38">SoftIrq</text:span> can be <text:span text:style-name="T38">only </text:span>created/destroyed statically .</text:p>
          </table:table-cell>
          <table:table-cell table:style-name="SoftIrq_5f_Tasklet.B2" office:value-type="string">
            <text:p text:style-name="P48">Tasklets can be created/destroyed statically or dynamically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2:23:00.591287065</meta:creation-date>
    <meta:generator>LibreOffice/5.1.6.2$Linux_X86_64 LibreOffice_project/10m0$Build-2</meta:generator>
    <dc:date>2017-06-27T17:49:37.920739576</dc:date>
    <meta:editing-duration>PT36M37S</meta:editing-duration>
    <meta:editing-cycles>6</meta:editing-cycles>
    <meta:document-statistic meta:table-count="1" meta:image-count="0" meta:object-count="0" meta:page-count="7" meta:paragraph-count="156" meta:word-count="1832" meta:character-count="10951" meta:non-whitespace-character-count="9235"/>
  </office:meta>
</office:document-meta>
</file>